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MRoman12-Regular-Identity-H" svg:font-family="LMRoman12-Regular-Identity-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949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949cm" fo:min-width="0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draw:marker-start="Circle" draw:marker-end="Circle" svg:stroke-linecap="round" draw:fill="none" draw:textarea-vertical-align="middle"/>
    </style:style>
    <style:style style:name="gr20" style:family="graphic" style:parent-style-name="standard">
      <style:graphic-properties draw:stroke="dash" draw:stroke-dash="Double_20_Dash" svg:stroke-color="#000000" draw:fill="none" draw:opacity="100%" draw:opacity-name="" draw:textarea-horizontal-align="justify" draw:textarea-vertical-align="middle" draw:auto-grow-height="false" fo:min-height="13.085cm" fo:min-width="14.74cm"/>
    </style:style>
    <style:style style:name="gr21" style:family="graphic" style:parent-style-name="objectwithoutfill">
      <style:graphic-properties draw:marker-end="Triangle" draw:fill="none" draw:textarea-vertical-align="middle"/>
    </style:style>
    <style:style style:name="gr22" style:family="graphic" style:parent-style-name="objectwithoutfill">
      <style:graphic-properties draw:marker-end="Arrow_20_large" draw:fill="none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24" style:family="graphic" style:parent-style-name="objectwithoutfill">
      <style:graphic-properties svg:stroke-color="#999999" draw:marker-end="Triangle" draw:fill="none" draw:textarea-vertical-align="middle"/>
    </style:style>
    <style:style style:name="gr25" style:family="graphic" style:parent-style-name="objectwithoutfill">
      <style:graphic-properties svg:stroke-color="#999999" draw:fill="none" draw:textarea-vertical-align="middl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29" style:family="graphic" style:parent-style-name="objectwithoutfill">
      <style:graphic-properties svg:stroke-width="0.106cm" svg:stroke-color="#000000" draw:marker-start="Circle" draw:marker-start-width="0.359cm" draw:marker-end="Circle" draw:marker-end-width="0.359cm" svg:stroke-linecap="round" draw:fill="none" draw:textarea-vertical-align="middle" fo:padding-top="0.178cm" fo:padding-bottom="0.178cm" fo:padding-left="0.303cm" fo:padding-right="0.303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729cm" fo:min-width="0cm" fo:padding-top="0cm" fo:padding-bottom="0cm" fo:padding-left="0cm" fo:padding-right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635cm" fo:min-width="0cm" fo:padding-top="0cm" fo:padding-bottom="0cm" fo:padding-left="0cm" fo:padding-right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635cm" fo:min-width="0cm" fo:padding-top="0cm" fo:padding-bottom="0cm" fo:padding-left="0cm" fo:padding-right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635cm" fo:min-width="0cm" fo:padding-top="0cm" fo:padding-bottom="0cm" fo:padding-left="0cm" fo:padding-right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423cm" fo:min-width="0cm" fo:padding-top="0cm" fo:padding-bottom="0cm" fo:padding-left="0cm" fo:padding-right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318cm" fo:min-width="0cm" fo:padding-top="0cm" fo:padding-bottom="0cm" fo:padding-left="0cm" fo:padding-right="0cm"/>
      <style:paragraph-properties style:writing-mode="lr-tb"/>
    </style:style>
    <style:style style:name="gr43" style:family="graphic" style:parent-style-name="objectwithoutfill">
      <style:graphic-properties draw:marker-end="Arrowheads_20_5" draw:fill="none" draw:textarea-vertical-align="middle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381cm" fo:min-width="0cm" fo:padding-top="0cm" fo:padding-bottom="0cm" fo:padding-left="0cm" fo:padding-right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381cm" fo:min-width="0cm" fo:padding-top="0cm" fo:padding-bottom="0cm" fo:padding-left="0cm" fo:padding-right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381cm" fo:min-width="0cm" fo:padding-top="0cm" fo:padding-bottom="0cm" fo:padding-left="0cm" fo:padding-right="0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748cm" fo:min-width="0cm" fo:padding-top="0cm" fo:padding-bottom="0cm" fo:padding-left="0cm" fo:padding-right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746cm" fo:min-width="0cm" fo:padding-top="0cm" fo:padding-bottom="0cm" fo:padding-left="0cm" fo:padding-right="0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4cm" fo:min-width="0cm" fo:padding-top="0cm" fo:padding-bottom="0cm" fo:padding-left="0cm" fo:padding-right="0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748cm" fo:min-width="0cm" fo:padding-top="0cm" fo:padding-bottom="0cm" fo:padding-left="0cm" fo:padding-right="0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748cm" fo:min-width="0cm" fo:padding-top="0cm" fo:padding-bottom="0cm" fo:padding-left="0cm" fo:padding-right="0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396cm" fo:min-width="0cm" fo:padding-top="0cm" fo:padding-bottom="0cm" fo:padding-left="0cm" fo:padding-right="0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748cm" fo:min-width="0cm" fo:padding-top="0cm" fo:padding-bottom="0cm" fo:padding-left="0cm" fo:padding-right="0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142cm" fo:min-width="0cm" fo:padding-top="0cm" fo:padding-bottom="0cm" fo:padding-left="0cm" fo:padding-right="0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381cm" fo:min-width="0cm" fo:padding-top="0cm" fo:padding-bottom="0cm" fo:padding-left="0cm" fo:padding-right="0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381cm" fo:min-width="0cm" fo:padding-top="0cm" fo:padding-bottom="0cm" fo:padding-left="0cm" fo:padding-right="0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381cm" fo:min-width="0cm" fo:padding-top="0cm" fo:padding-bottom="0cm" fo:padding-left="0cm" fo:padding-right="0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381cm" fo:min-width="0cm" fo:padding-top="0cm" fo:padding-bottom="0cm" fo:padding-left="0cm" fo:padding-right="0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748cm" fo:min-width="0cm" fo:padding-top="0cm" fo:padding-bottom="0cm" fo:padding-left="0cm" fo:padding-right="0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746cm" fo:min-width="0cm" fo:padding-top="0cm" fo:padding-bottom="0cm" fo:padding-left="0cm" fo:padding-right="0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4cm" fo:min-width="0cm" fo:padding-top="0cm" fo:padding-bottom="0cm" fo:padding-left="0cm" fo:padding-right="0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748cm" fo:min-width="0cm" fo:padding-top="0cm" fo:padding-bottom="0cm" fo:padding-left="0cm" fo:padding-right="0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748cm" fo:min-width="0cm" fo:padding-top="0cm" fo:padding-bottom="0cm" fo:padding-left="0cm" fo:padding-right="0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396cm" fo:min-width="0cm" fo:padding-top="0cm" fo:padding-bottom="0cm" fo:padding-left="0cm" fo:padding-right="0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748cm" fo:min-width="0cm" fo:padding-top="0cm" fo:padding-bottom="0cm" fo:padding-left="0cm" fo:padding-right="0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142cm" fo:min-width="0cm" fo:padding-top="0cm" fo:padding-bottom="0cm" fo:padding-left="0cm" fo:padding-right="0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0.381cm" fo:min-width="0cm" fo:padding-top="0cm" fo:padding-bottom="0cm" fo:padding-left="0cm" fo:padding-right="0cm"/>
      <style:paragraph-properties style:writing-mode="lr-tb"/>
    </style:style>
    <style:style style:name="gr68" style:family="graphic" style:parent-style-name="objectwithoutfill">
      <style:graphic-properties svg:stroke-width="0.106cm" svg:stroke-color="#000000" draw:marker-start="Circle" draw:marker-start-width="0.359cm" draw:marker-end="Circle" draw:marker-end-width="0.359cm" draw:fill="none" draw:textarea-vertical-align="middle" fo:padding-top="0.178cm" fo:padding-bottom="0.178cm" fo:padding-left="0.303cm" fo:padding-right="0.303cm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423cm" fo:min-width="0cm" fo:padding-top="0cm" fo:padding-bottom="0cm" fo:padding-left="0cm" fo:padding-right="0cm"/>
      <style:paragraph-properties style:writing-mode="lr-tb"/>
    </style:style>
    <style:style style:name="gr72" style:family="graphic" style:parent-style-name="objectwithoutfill">
      <style:graphic-properties draw:marker-start="" draw:marker-end="Arrowheads_20_1" svg:stroke-linecap="round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24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1cm" fo:min-width="2.6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632cm" fo:min-width="0cm" fo:padding-top="0cm" fo:padding-bottom="0cm" fo:padding-left="0cm" fo:padding-right="0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5cm" fo:min-width="0cm" fo:padding-top="0cm" fo:padding-bottom="0cm" fo:padding-left="0cm" fo:padding-right="0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5cm" fo:min-width="0cm" fo:padding-top="0cm" fo:padding-bottom="0cm" fo:padding-left="0cm" fo:padding-right="0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8" style:family="graphic" style:parent-style-name="objectwithoutfill">
      <style:graphic-properties draw:marker-start="Arrowheads_20_4" draw:marker-end="" draw:fill="none" draw:textarea-vertical-align="middle"/>
    </style:style>
    <style:style style:name="gr89" style:family="graphic" style:parent-style-name="objectwithoutfill">
      <style:graphic-properties draw:marker-start="Arrowheads_20_2" draw:fill="none" draw:textarea-vertical-align="middle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634cm" fo:min-width="0cm" fo:padding-top="0cm" fo:padding-bottom="0cm" fo:padding-left="0cm" fo:padding-right="0cm"/>
      <style:paragraph-properties style:writing-mode="lr-tb"/>
    </style:style>
    <style:style style:name="P1" style:family="paragraph"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00%" fo:text-align="center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color="#000000" loext:opacity="100%"/>
    </style:style>
    <style:style style:name="P7" style:family="paragraph">
      <loext:graphic-properties draw:fill="none" draw:fill-color="#ffffff"/>
      <style:text-properties fo:color="#000000" loext:opacity="100%"/>
    </style:style>
    <style:style style:name="P8" style:family="paragraph">
      <style:text-properties fo:color="#c9211e" loext:opacity="10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9" style:family="paragraph">
      <style:paragraph-properties fo:margin-left="0cm" fo:margin-right="0cm" fo:text-indent="0cm"/>
      <style:text-properties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11" style:family="paragraph">
      <style:paragraph-properties fo:margin-left="0cm" fo:margin-right="0cm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color="#c9211e" loext:opacity="10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c9211e" loext:opacity="10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15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17" style:family="paragraph">
      <loext:graphic-properties draw:fill="none" draw:fill-color="#ffffff"/>
      <style:text-properties fo:color="#c9211e" loext:opacity="10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18" style:family="paragraph">
      <style:paragraph-properties fo:text-align="center"/>
      <style:text-properties fo:color="#c9211e" loext:opacity="10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fo:color="#c9211e" loext:opacity="10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color="#c9211e" loext:opacity="100%"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text-align="start"/>
      <style:text-properties fo:color="#c9211e" loext:opacity="10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25" style:family="paragraph">
      <style:paragraph-properties fo:margin-left="0cm" fo:margin-right="0cm" fo:text-align="center" fo:text-indent="0cm"/>
      <style:text-properties style:use-window-font-color="true" loext:opacity="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loext:opacity="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P27" style:family="paragraph">
      <style:paragraph-properties fo:text-align="center"/>
      <style:text-properties style:use-window-font-color="true" loext:opacity="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P28" style:family="paragraph">
      <loext:graphic-properties draw:fill="none" draw:fill-color="#ffffff"/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 draw:fill-color="#ffffff"/>
      <style:paragraph-properties fo:text-align="center"/>
      <style:text-properties style:use-window-font-color="true" loext:opacity="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P30" style:family="paragraph">
      <loext:graphic-properties draw:fill="none" draw:fill-color="#ffffff"/>
      <style:text-properties style:use-window-font-color="true" loext:opacity="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opacity="100%"/>
      <style:paragraph-properties fo:text-align="center"/>
    </style:style>
    <style:style style:name="P33" style:family="paragraph">
      <style:paragraph-properties fo:margin-left="0cm" fo:margin-right="0cm" fo:text-align="end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34" style:family="paragraph">
      <style:paragraph-properties fo:text-align="center"/>
      <style:text-properties style:use-window-font-color="true" loext:opacity="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35" style:family="paragraph">
      <loext:graphic-properties draw:fill="none" draw:fill-color="#ffffff"/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style:use-window-font-color="true" loext:opacity="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37" style:family="paragraph">
      <style:paragraph-properties fo:margin-left="0cm" fo:margin-right="0cm" fo:text-align="start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38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39" style:family="paragraph">
      <loext:graphic-properties draw:fill="none" draw:fill-color="#ffffff"/>
      <style:paragraph-properties fo:text-align="start"/>
      <style:text-properties fo:color="#c9211e" loext:opacity="10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style:paragraph-properties fo:text-align="center"/>
      <style:text-properties style:use-window-font-color="true" loext:opacity="0%" style:font-name="Liberation Sans" fo:font-size="9pt" fo:font-weight="bold" style:letter-kerning="true" style:font-name-asian="Microsoft YaHei" style:font-size-asian="9pt" style:font-weight-asian="bold" style:font-name-complex="Lucida Sans" style:font-size-complex="9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style:use-window-font-color="true" loext:opacity="0%" style:font-name="Liberation Sans" fo:font-size="9pt" fo:font-weight="bold" style:letter-kerning="true" style:font-name-asian="Microsoft YaHei" style:font-size-asian="9pt" style:font-weight-asian="bold" style:font-name-complex="Lucida Sans" style:font-size-complex="9pt" style:font-weight-complex="bold"/>
    </style:style>
    <style:style style:name="P43" style:family="paragraph">
      <loext:graphic-properties draw:fill="none" draw:fill-color="#ffffff"/>
      <style:text-properties fo:font-size="9pt" style:font-size-asian="9pt" style:font-size-complex="9pt"/>
    </style:style>
    <style:style style:name="P44" style:family="paragraph">
      <style:paragraph-properties fo:margin-left="0cm" fo:margin-right="0cm" fo:margin-top="0cm" fo:margin-bottom="0cm" fo:line-height="100%" fo:text-align="start" fo:text-indent="0cm"/>
      <style:text-properties fo:color="#c9211e" loext:opacity="10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45" style:family="paragraph">
      <style:text-properties fo:color="#000000" loext:opacity="100%" fo:font-weight="normal" style:font-weight-asian="normal" style:font-weight-complex="normal"/>
    </style:style>
    <style:style style:name="P46" style:family="paragraph">
      <loext:graphic-properties draw:fill="none" draw:fill-color="#ffffff"/>
      <style:text-properties fo:color="#000000" loext:opacity="100%" fo:font-weight="normal" style:font-weight-asian="normal" style:font-weight-complex="normal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48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P49" style:family="paragraph">
      <loext:graphic-properties draw:fill="none" draw:fill-color="#ffffff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P51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 loext:opacity="100%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1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T16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2cm" svg:height="0.475cm" svg:x="2.809cm" svg:y="24.812cm">
          <draw:text-box>
            <text:p text:style-name="P1">End of Timestep</text:p>
          </draw:text-box>
        </draw:frame>
        <draw:frame draw:style-name="gr2" draw:text-style-name="P2" draw:layer="layout" svg:width="4.706cm" svg:height="0.725cm" svg:x="2.809cm" svg:y="2.497cm">
          <draw:text-box>
            <text:p text:style-name="P3"><text:span text:style-name="T1">Beginning of Timestep</text:span></text:p>
          </draw:text-box>
        </draw:frame>
        <draw:frame draw:style-name="gr2" draw:text-style-name="P5" draw:layer="layout" svg:width="12.956cm" svg:height="0.725cm" svg:x="4.183cm" svg:y="3.79cm">
          <draw:text-box>
            <text:p text:style-name="P4"><text:span text:style-name="T2">EMS Calling Point: BeginZoneTimestepBeforeInitHeatBalance</text:span></text:p>
          </draw:text-box>
        </draw:frame>
        <draw:frame draw:style-name="gr2" draw:text-style-name="P7" draw:layer="layout" svg:width="3.685cm" svg:height="0.725cm" svg:x="4.147cm" svg:y="4.637cm">
          <draw:text-box>
            <text:p text:style-name="P6"><text:span text:style-name="T3">InitHeatBalance</text:span></text:p>
          </draw:text-box>
        </draw:frame>
        <draw:frame draw:style-name="gr1" draw:text-style-name="P5" draw:layer="layout" svg:width="17.418cm" svg:height="0.475cm" svg:x="4.384cm" svg:y="5.483cm">
          <draw:text-box>
            <text:p text:style-name="P8">EMS Calling Point: BeginZoneTimestepAfterInitHeatBalance</text:p>
          </draw:text-box>
        </draw:frame>
        <draw:frame draw:style-name="gr1" draw:text-style-name="P5" draw:layer="layout" svg:width="14.565cm" svg:height="0.475cm" svg:x="4.38cm" svg:y="6.08cm">
          <draw:text-box>
            <text:p text:style-name="P8">EMS Calling Point: BeginTimestepBeforePredictor</text:p>
          </draw:text-box>
        </draw:frame>
        <draw:frame draw:style-name="gr3" draw:text-style-name="P10" draw:layer="layout" svg:width="6.666cm" svg:height="0.475cm" svg:x="4.857cm" svg:y="7.827cm">
          <draw:text-box>
            <text:p text:style-name="P9">Zone Load “Predictor”</text:p>
          </draw:text-box>
        </draw:frame>
        <draw:frame draw:style-name="gr1" draw:text-style-name="P12" draw:layer="layout" svg:width="4.858cm" svg:height="0.475cm" svg:x="5.197cm" svg:y="8.62cm">
          <draw:text-box>
            <text:p text:style-name="P11">Simulate HVAC</text:p>
          </draw:text-box>
        </draw:frame>
        <draw:frame draw:style-name="gr4" draw:text-style-name="P14" draw:layer="layout" svg:width="16.199cm" svg:height="0.949cm" svg:x="3.381cm" svg:y="9.625cm">
          <draw:text-box>
            <text:p text:style-name="P13">EMS Calling Point: </text:p>
            <text:p text:style-name="P13">AfterPredictorBeforeHVACManagers</text:p>
          </draw:text-box>
        </draw:frame>
        <draw:frame draw:style-name="gr5" draw:text-style-name="P16" draw:layer="layout" svg:width="15.475cm" svg:height="0.475cm" svg:x="3.752cm" svg:y="10.842cm">
          <draw:text-box>
            <text:p text:style-name="P15">EnergyPlus Setpoint and Availability HVAC Managers</text:p>
          </draw:text-box>
        </draw:frame>
        <draw:frame draw:style-name="gr6" draw:text-style-name="P14" draw:layer="layout" svg:width="13.117cm" svg:height="0.949cm" svg:x="4.922cm" svg:y="11.54cm">
          <draw:text-box>
            <text:p text:style-name="P13">EMS Calling Point: </text:p>
            <text:p text:style-name="P13">AfterPredictorAfterHVACManagers</text:p>
          </draw:text-box>
        </draw:frame>
        <draw:frame draw:style-name="gr7" draw:text-style-name="P14" draw:layer="layout" svg:width="13.017cm" svg:height="0.949cm" svg:x="7.489cm" svg:y="13.051cm">
          <draw:text-box>
            <text:p text:style-name="P13">EMS Calling Point: </text:p>
            <text:p text:style-name="P13">InsideHVACSystemIterationLoop</text:p>
          </draw:text-box>
        </draw:frame>
        <draw:frame draw:style-name="gr1" draw:text-style-name="P5" draw:layer="layout" svg:width="14.451cm" svg:height="0.475cm" svg:x="4.384cm" svg:y="22.115cm">
          <draw:text-box>
            <text:p text:style-name="P8">EMS Calling Point: EndOfZoneTimestepBeforeZoneReporting</text:p>
          </draw:text-box>
        </draw:frame>
        <draw:frame draw:style-name="gr8" draw:text-style-name="P17" draw:layer="layout" svg:width="14.425cm" svg:height="0.475cm" svg:x="4.384cm" svg:y="23.43cm">
          <draw:text-box>
            <text:p text:style-name="P8">EMS Calling Point: EndOfZoneTimestepAfterZoneReporting</text:p>
          </draw:text-box>
        </draw:frame>
        <draw:frame draw:style-name="gr9" draw:text-style-name="P19" draw:layer="layout" svg:width="18.786cm" svg:height="0.949cm" svg:x="4.604cm" svg:y="17.196cm">
          <draw:text-box>
            <text:p text:style-name="P18"><text:span text:style-name="T4">EMS Calling Point: </text:span></text:p>
            <text:p text:style-name="P18"><text:span text:style-name="T4">EndOfSystemTimestepBeforeHVACReporting</text:span></text:p>
          </draw:text-box>
        </draw:frame>
        <draw:frame draw:style-name="gr1" draw:text-style-name="P20" draw:layer="layout" svg:width="14.747cm" svg:height="0.949cm" svg:x="6.624cm" svg:y="19.101cm">
          <draw:text-box>
            <text:p text:style-name="P18"><text:span text:style-name="T4">EMS Calling Point: </text:span></text:p>
            <text:p text:style-name="P18"><text:span text:style-name="T4">EndOfSystemTimestepAfterHVACReporting</text:span></text:p>
          </draw:text-box>
        </draw:frame>
        <draw:frame draw:style-name="gr2" draw:text-style-name="P5" draw:layer="layout" svg:width="6.141cm" svg:height="0.725cm" svg:x="4.122cm" svg:y="24.087cm">
          <draw:text-box>
            <text:p text:style-name="P21">EMS Trend Variable Storage</text:p>
          </draw:text-box>
        </draw:frame>
        <draw:frame draw:style-name="gr10" draw:text-style-name="P23" draw:layer="layout" svg:width="10.285cm" svg:height="0.475cm" svg:x="11.477cm" svg:y="26.242cm">
          <draw:text-box>
            <text:p text:style-name="P22">Zone Timestep = System Timestep</text:p>
          </draw:text-box>
        </draw:frame>
        <draw:frame draw:style-name="gr11" draw:text-style-name="P24" draw:layer="layout" svg:width="10.298cm" svg:height="0.475cm" svg:x="4.384cm" svg:y="22.772cm">
          <draw:text-box>
            <text:p text:style-name="P11">Output updates for Zone Reporting</text:p>
          </draw:text-box>
        </draw:frame>
        <draw:frame draw:style-name="gr12" draw:text-style-name="P10" draw:layer="layout" svg:width="8.795cm" svg:height="0.475cm" svg:x="4.857cm" svg:y="20.367cm">
          <draw:text-box>
            <text:p text:style-name="P9">Zone Air Conditions “Corrector”</text:p>
          </draw:text-box>
        </draw:frame>
        <draw:frame draw:style-name="gr13" draw:text-style-name="P26" draw:layer="layout" svg:width="13.117cm" svg:height="0.475cm" svg:x="7.439cm" svg:y="14.163cm">
          <draw:text-box>
            <text:p text:style-name="P25">Air Loop Supply Side</text:p>
          </draw:text-box>
        </draw:frame>
        <draw:frame draw:style-name="gr1" draw:text-style-name="P28" draw:layer="layout" svg:width="13.117cm" svg:height="0.475cm" svg:x="6.885cm" svg:y="14.639cm">
          <draw:text-box>
            <text:p text:style-name="P27">Zone Demand Equipment </text:p>
          </draw:text-box>
        </draw:frame>
        <draw:frame draw:style-name="gr14" draw:text-style-name="P29" draw:layer="layout" svg:width="13.117cm" svg:height="0.475cm" svg:x="7.439cm" svg:y="15.115cm">
          <draw:text-box>
            <text:p text:style-name="P27">Non Zone Demand Equipment</text:p>
          </draw:text-box>
        </draw:frame>
        <draw:frame draw:style-name="gr15" draw:text-style-name="P30" draw:layer="layout" svg:width="13.117cm" svg:height="0.475cm" svg:x="6.885cm" svg:y="15.591cm">
          <draw:text-box>
            <text:p text:style-name="P27">Plant Loop Supply Side Equipment</text:p>
          </draw:text-box>
        </draw:frame>
        <draw:frame draw:style-name="gr16" draw:text-style-name="P30" draw:layer="layout" svg:width="13.117cm" svg:height="0.475cm" svg:x="7.439cm" svg:y="16.067cm">
          <draw:text-box>
            <text:p text:style-name="P27">Plant Loop Demand Side Equipment</text:p>
          </draw:text-box>
        </draw:frame>
        <draw:frame draw:style-name="gr17" draw:text-style-name="P29" draw:layer="layout" svg:width="13.117cm" svg:height="0.475cm" svg:x="7.439cm" svg:y="16.543cm">
          <draw:text-box>
            <text:p text:style-name="P27">Electrical Generation Equipment</text:p>
          </draw:text-box>
        </draw:frame>
        <draw:frame draw:style-name="gr18" draw:text-style-name="P30" draw:layer="layout" svg:width="13.117cm" svg:height="0.475cm" svg:x="7.439cm" svg:y="18.386cm">
          <draw:text-box>
            <text:p text:style-name="P27">Output Updates for HVAC Reporting</text:p>
          </draw:text-box>
        </draw:frame>
        <draw:connector draw:style-name="gr19" draw:text-style-name="P31" draw:layer="layout" draw:type="line" svg:x1="3.68cm" svg:y1="3.517cm" svg:x2="3.68cm" svg:y2="24.617cm" svg:d="M3680 3517v21100" svg:viewBox="0 0 1 21101">
          <text:p/>
        </draw:connector>
        <draw:custom-shape draw:style-name="gr20" draw:text-style-name="P32" draw:layer="layout" svg:width="15.24cm" svg:height="13.335cm" svg:x="4.657cm" svg:y="7.667cm">
          <text:p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8.795cm" svg:height="0.395cm" svg:x="11.002cm" svg:y="20.527cm">
          <draw:text-box>
            <text:p text:style-name="P33"><text:span text:style-name="T5">System Timestep Loop</text:span></text:p>
          </draw:text-box>
        </draw:frame>
        <draw:path draw:style-name="gr21" draw:text-style-name="P31" draw:layer="layout" svg:width="6.16cm" svg:height="1.538cm" draw:transform="rotate (1.32592663274009) translate (16.8514929357202cm 19.676796146929cm)" svg:viewBox="0 0 6161 1539" svg:d="M0 1539c3927 0 6161-1539 6161-1539">
          <text:p/>
        </draw:path>
        <draw:path draw:style-name="gr22" draw:text-style-name="P31" draw:layer="layout" svg:width="5.6cm" svg:height="2.239cm" draw:transform="rotate (-1.95127810372966) translate (11.1818925439068cm 14.5318976659046cm)" svg:viewBox="0 0 5601 2240" svg:d="M0 2240c3420 0 5601-2240 5601-2240">
          <text:p/>
        </draw:path>
        <draw:frame draw:style-name="gr1" draw:text-style-name="P35" draw:layer="layout" svg:width="13.117cm" svg:height="1.423cm" svg:x="1.165cm" svg:y="13.7cm">
          <draw:text-box>
            <text:p text:style-name="P34"><text:span text:style-name="T6">HVAC</text:span></text:p>
            <text:p text:style-name="P34"><text:span text:style-name="T6">Iteration</text:span></text:p>
            <text:p text:style-name="P34"><text:span text:style-name="T6">Loop</text:span></text:p>
          </draw:text-box>
        </draw:frame>
        <draw:frame draw:style-name="gr23" draw:text-style-name="P26" draw:layer="layout" svg:width="13.117cm" svg:height="0.357cm" draw:transform="rotate (1.5707963267949) translate (9.737cm 22.272cm)">
          <draw:text-box>
            <text:p text:style-name="P25"><text:span text:style-name="T7">HVAC System models</text:span></text:p>
          </draw:text-box>
        </draw:frame>
        <draw:path draw:style-name="gr24" draw:text-style-name="P31" draw:layer="layout" svg:width="20.975cm" svg:height="3.548cm" draw:transform="rotate (1.7235126363444) translate (3.005cm 24.712cm)" svg:viewBox="0 0 20976 3549" svg:d="M0 0c12528 1 20976 3549 20976 3549">
          <text:p/>
        </draw:path>
        <draw:frame draw:style-name="gr1" draw:text-style-name="P35" draw:layer="layout" svg:width="13.117cm" svg:height="1.297cm" svg:x="-4.497cm" svg:y="4.022cm">
          <draw:text-box>
            <text:p text:style-name="P34"><text:span text:style-name="T8">Timestep</text:span></text:p>
            <text:p text:style-name="P34"><text:span text:style-name="T8">Marching</text:span></text:p>
            <text:p text:style-name="P34"><text:span text:style-name="T8">Loop</text:span></text:p>
          </draw:text-box>
        </draw:frame>
        <draw:polyline draw:style-name="gr25" draw:text-style-name="P31" draw:layer="layout" svg:width="2.539cm" svg:height="0.951cm" draw:transform="rotate (-1.5707963267949) translate (5.127cm 6.297cm)" svg:viewBox="0 0 2540 952" draw:points="0,952 953,952 953,635 2540,635 2540,0">
          <text:p/>
        </draw:polyline>
        <draw:polyline draw:style-name="gr25" draw:text-style-name="P31" draw:layer="layout" svg:width="2.221cm" svg:height="0.516cm" draw:transform="rotate (1.5707963267949) translate (4.075cm 23.207cm)" svg:viewBox="0 0 2222 517" draw:points="0,0 2222,0 2222,517">
          <text:p/>
        </draw:polyline>
      </draw:page>
      <draw:page draw:name="page2" draw:style-name="dp1" draw:master-page-name="Default">
        <draw:frame draw:style-name="gr1" draw:text-style-name="P2" draw:layer="layout" svg:width="5.082cm" svg:height="0.475cm" svg:x="2.809cm" svg:y="26.012cm">
          <draw:text-box>
            <text:p text:style-name="P1">End of Timestep</text:p>
          </draw:text-box>
        </draw:frame>
        <draw:frame draw:style-name="gr2" draw:text-style-name="P2" draw:layer="layout" svg:width="5.794cm" svg:height="0.725cm" svg:x="2.809cm" svg:y="1.197cm">
          <draw:text-box>
            <text:p text:style-name="P3"><text:span text:style-name="T1">Beginning of Zone Timestep</text:span></text:p>
          </draw:text-box>
        </draw:frame>
        <draw:frame draw:style-name="gr1" draw:text-style-name="P5" draw:layer="layout" svg:width="14.565cm" svg:height="0.475cm" svg:x="4.38cm" svg:y="3.68cm">
          <draw:text-box>
            <text:p text:style-name="P8">EMS Calling Point: BeginTimestepBeforePredictor</text:p>
          </draw:text-box>
        </draw:frame>
        <draw:frame draw:style-name="gr1" draw:text-style-name="P5" draw:layer="layout" svg:width="14.451cm" svg:height="0.475cm" svg:x="4.384cm" svg:y="23.315cm">
          <draw:text-box>
            <text:p text:style-name="P8">EMS Calling Point: EndOfZoneTimestepBeforeZoneReporting</text:p>
          </draw:text-box>
        </draw:frame>
        <draw:frame draw:style-name="gr26" draw:text-style-name="P17" draw:layer="layout" svg:width="14.425cm" svg:height="0.475cm" svg:x="4.384cm" svg:y="24.63cm">
          <draw:text-box>
            <text:p text:style-name="P8">EMS Calling Point: EndOfZoneTimestepAfterZoneReporting</text:p>
          </draw:text-box>
        </draw:frame>
        <draw:frame draw:style-name="gr2" draw:text-style-name="P5" draw:layer="layout" svg:width="6.141cm" svg:height="0.725cm" svg:x="4.122cm" svg:y="25.287cm">
          <draw:text-box>
            <text:p text:style-name="P21">EMS Trend Variable Storage</text:p>
          </draw:text-box>
        </draw:frame>
        <draw:frame draw:style-name="gr27" draw:text-style-name="P23" draw:layer="layout" svg:width="10.285cm" svg:height="0.475cm" svg:x="11.477cm" svg:y="26.242cm">
          <draw:text-box>
            <text:p text:style-name="P22">Zone Timestep = 2 x System Timestep</text:p>
          </draw:text-box>
        </draw:frame>
        <draw:frame draw:style-name="gr28" draw:text-style-name="P24" draw:layer="layout" svg:width="10.298cm" svg:height="0.475cm" svg:x="4.384cm" svg:y="23.972cm">
          <draw:text-box>
            <text:p text:style-name="P11">Output updates for Zone Reporting</text:p>
          </draw:text-box>
        </draw:frame>
        <draw:connector draw:style-name="gr29" draw:text-style-name="P31" draw:layer="layout" draw:type="line" svg:x1="3.709cm" svg:y1="2.144cm" svg:x2="3.709cm" svg:y2="25.922cm" svg:d="M3709 2144v23778" svg:viewBox="0 0 1 23779">
          <text:p/>
        </draw:connector>
        <draw:path draw:style-name="gr24" draw:text-style-name="P31" draw:layer="layout" svg:width="22.812cm" svg:height="3.563cm" draw:transform="skewX (-0.0256563400043166) rotate (1.71146986450564) translate (3.005cm 25.765cm)" svg:viewBox="0 0 22813 3564" svg:d="M0 0c13625 5 22813 3564 22813 3564">
          <text:p/>
        </draw:path>
        <draw:frame draw:style-name="gr30" draw:text-style-name="P36" draw:layer="layout" svg:width="2.957cm" svg:height="1.729cm" svg:x="0.603cm" svg:y="3.022cm">
          <draw:text-box>
            <text:p text:style-name="P34"><text:span text:style-name="T8">Zone</text:span></text:p>
            <text:p text:style-name="P34"><text:span text:style-name="T8">Timestep</text:span></text:p>
            <text:p text:style-name="P34"><text:span text:style-name="T8">Marching</text:span></text:p>
            <text:p text:style-name="P34"><text:span text:style-name="T8">Loop</text:span></text:p>
          </draw:text-box>
        </draw:frame>
        <draw:polyline draw:style-name="gr25" draw:text-style-name="P31" draw:layer="layout" svg:width="1.499cm" svg:height="0.362cm" draw:transform="rotate (1.5707963267949) translate (4.15173536299766cm 24.407cm)" svg:viewBox="0 0 1500 363" draw:points="0,0 1500,0 1500,363">
          <text:p/>
        </draw:polyline>
        <draw:frame draw:style-name="gr31" draw:text-style-name="P38" draw:layer="layout" svg:width="14.288cm" svg:height="0.635cm" svg:x="5.127cm" svg:y="12.112cm">
          <draw:text-box>
            <text:p text:style-name="P37">(If Zone Temp Change &gt; 0.3C then Downstep to Shorter System Timestep)</text:p>
          </draw:text-box>
        </draw:frame>
        <draw:g>
          <draw:frame draw:style-name="gr32" draw:text-style-name="P10" draw:layer="layout" svg:width="6.666cm" svg:height="0.475cm" svg:x="4.357cm" svg:y="4.227cm">
            <draw:text-box>
              <text:p text:style-name="P9">Zone Load “Predictor”</text:p>
            </draw:text-box>
          </draw:frame>
          <draw:frame draw:style-name="gr1" draw:text-style-name="P12" draw:layer="layout" svg:width="4.858cm" svg:height="0.475cm" svg:x="4.357cm" svg:y="4.92cm">
            <draw:text-box>
              <text:p text:style-name="P11">Simulate HVAC</text:p>
            </draw:text-box>
          </draw:frame>
          <draw:frame draw:style-name="gr33" draw:text-style-name="P39" draw:layer="layout" svg:width="11.43cm" svg:height="0.475cm" svg:x="4.927cm" svg:y="5.613cm">
            <draw:text-box>
              <text:p text:style-name="P21">EMS Calling Point: AfterPredictorBeforeHVACManagers</text:p>
            </draw:text-box>
          </draw:frame>
          <draw:frame draw:style-name="gr34" draw:text-style-name="P38" draw:layer="layout" svg:width="10.16cm" svg:height="0.475cm" svg:x="4.927cm" svg:y="6.306cm">
            <draw:text-box>
              <text:p text:style-name="P37">EnergyPlus Setpoint and Availability HVAC Managers</text:p>
            </draw:text-box>
          </draw:frame>
          <draw:frame draw:style-name="gr35" draw:text-style-name="P39" draw:layer="layout" svg:width="11cm" svg:height="0.475cm" svg:x="4.927cm" svg:y="6.999cm">
            <draw:text-box>
              <text:p text:style-name="P21">EMS Calling Point: AfterPredictorAfterHVACManagers</text:p>
            </draw:text-box>
          </draw:frame>
          <draw:frame draw:style-name="gr36" draw:text-style-name="P14" draw:layer="layout" svg:width="13.017cm" svg:height="0.635cm" svg:x="7.033cm" svg:y="7.692cm">
            <draw:text-box>
              <text:p text:style-name="P13">EMS Calling Point: InsideHVACSystemIterationLoop</text:p>
            </draw:text-box>
          </draw:frame>
          <draw:frame draw:style-name="gr37" draw:text-style-name="P19" draw:layer="layout" svg:width="12.382cm" svg:height="0.635cm" svg:x="7.35cm" svg:y="9.238cm">
            <draw:text-box>
              <text:p text:style-name="P18"><text:span text:style-name="T4">EMS Calling Point: EndOfSystemTimestepBeforeHVACReporting</text:span></text:p>
            </draw:text-box>
          </draw:frame>
          <draw:frame draw:style-name="gr38" draw:text-style-name="P19" draw:layer="layout" svg:width="12.065cm" svg:height="0.475cm" svg:x="7.509cm" svg:y="10.784cm">
            <draw:text-box>
              <text:p text:style-name="P18"><text:span text:style-name="T4">EMS Calling Point: EndOfSystemTimestepAfterHVACReporting</text:span></text:p>
            </draw:text-box>
          </draw:frame>
          <draw:frame draw:style-name="gr39" draw:text-style-name="P10" draw:layer="layout" svg:width="8.795cm" svg:height="0.475cm" svg:x="4.357cm" svg:y="11.477cm">
            <draw:text-box>
              <text:p text:style-name="P9">Zone Air Conditions “Corrector”</text:p>
            </draw:text-box>
          </draw:frame>
          <draw:frame draw:style-name="gr40" draw:text-style-name="P29" draw:layer="layout" svg:width="6.862cm" svg:height="0.475cm" svg:x="10.11cm" svg:y="10.091cm">
            <draw:text-box>
              <text:p text:style-name="P27">Output Updates for HVAC Reporting</text:p>
            </draw:text-box>
          </draw:frame>
          <draw:frame draw:style-name="gr41" draw:text-style-name="P36" draw:layer="layout" svg:width="2.375cm" svg:height="1.423cm" svg:x="4.927cm" svg:y="8.784cm">
            <draw:text-box>
              <text:p text:style-name="P34"><text:span text:style-name="T6">HVAC</text:span></text:p>
              <text:p text:style-name="P34"><text:span text:style-name="T6">Iteration</text:span></text:p>
              <text:p text:style-name="P34"><text:span text:style-name="T6">Loop</text:span></text:p>
            </draw:text-box>
          </draw:frame>
          <draw:frame draw:style-name="gr42" draw:text-style-name="P26" draw:layer="layout" svg:width="4.445cm" svg:height="0.475cm" svg:x="11.319cm" svg:y="8.545cm">
            <draw:text-box>
              <text:p text:style-name="P40"><text:span text:style-name="T1">HVAC System models</text:span></text:p>
            </draw:text-box>
          </draw:frame>
          <draw:path draw:style-name="gr43" draw:text-style-name="P31" draw:layer="layout" svg:width="2.651cm" svg:height="1.06cm" draw:transform="rotate (-1.95145263665486) translate (8.33548255966984cm 8.37936443123419cm)" svg:viewBox="0 0 2652 1061" svg:d="M0 1061c1709 0 2652-1061 2652-1061">
            <text:p/>
          </draw:path>
          <draw:path draw:style-name="gr43" draw:text-style-name="P31" draw:layer="layout" svg:width="2.651cm" svg:height="1.062cm" draw:transform="rotate (1.18961641815934) translate (18.5604350366441cm 10.443603007003cm)" svg:viewBox="0 0 2652 1063" svg:d="M0 1063c1709-1 2652-1063 2652-1063">
            <text:p/>
          </draw:path>
        </draw:g>
        <draw:g>
          <draw:frame draw:style-name="gr44" draw:text-style-name="P10" draw:layer="layout" svg:width="5.721cm" svg:height="0.381cm" svg:x="7.058cm" svg:y="12.828cm">
            <draw:text-box>
              <text:p text:style-name="P9"><text:span text:style-name="T7">Zone Load “Predictor”</text:span></text:p>
            </draw:text-box>
          </draw:frame>
          <draw:frame draw:style-name="gr45" draw:text-style-name="P24" draw:layer="layout" svg:width="4.17cm" svg:height="0.381cm" svg:x="7.058cm" svg:y="13.266cm">
            <draw:text-box>
              <text:p text:style-name="P11"><text:span text:style-name="T7">Simulate HVAC</text:span></text:p>
            </draw:text-box>
          </draw:frame>
          <draw:frame draw:style-name="gr46" draw:text-style-name="P39" draw:layer="layout" svg:width="9.811cm" svg:height="0.381cm" svg:x="7.547cm" svg:y="13.705cm">
            <draw:text-box>
              <text:p text:style-name="P21"><text:span text:style-name="T7">EMS Calling Point: AfterPredictorBeforeHVACManagers</text:span></text:p>
            </draw:text-box>
          </draw:frame>
          <draw:frame draw:style-name="gr47" draw:text-style-name="P38" draw:layer="layout" svg:width="8.72cm" svg:height="0.748cm" svg:x="7.547cm" svg:y="14.142cm">
            <draw:text-box>
              <text:p text:style-name="P37"><text:span text:style-name="T7">EnergyPlus Setpoint and Availability HVAC Managers</text:span></text:p>
            </draw:text-box>
          </draw:frame>
          <draw:frame draw:style-name="gr48" draw:text-style-name="P39" draw:layer="layout" svg:width="9.441cm" svg:height="0.746cm" svg:x="7.547cm" svg:y="14.582cm">
            <draw:text-box>
              <text:p text:style-name="P21"><text:span text:style-name="T7">EMS Calling Point: AfterPredictorAfterHVACManagers</text:span></text:p>
            </draw:text-box>
          </draw:frame>
          <draw:frame draw:style-name="gr49" draw:text-style-name="P14" draw:layer="layout" svg:width="11.172cm" svg:height="0.4cm" svg:x="9.355cm" svg:y="15.02cm">
            <draw:text-box>
              <text:p text:style-name="P13"><text:span text:style-name="T7">EMS Calling Point: InsideHVACSystemIterationLoop</text:span></text:p>
            </draw:text-box>
          </draw:frame>
          <draw:frame draw:style-name="gr50" draw:text-style-name="P19" draw:layer="layout" svg:width="10.627cm" svg:height="0.748cm" svg:x="9.627cm" svg:y="15.824cm">
            <draw:text-box>
              <text:p text:style-name="P18"><text:span text:style-name="T9">EMS Calling Point: EndOfSystemTimestepBeforeHVACReporting</text:span></text:p>
            </draw:text-box>
          </draw:frame>
          <draw:frame draw:style-name="gr51" draw:text-style-name="P19" draw:layer="layout" svg:width="10.354cm" svg:height="0.748cm" svg:x="9.764cm" svg:y="16.751cm">
            <draw:text-box>
              <text:p text:style-name="P18"><text:span text:style-name="T9">EMS Calling Point: EndOfSystemTimestepAfterHVACReporting</text:span></text:p>
            </draw:text-box>
          </draw:frame>
          <draw:frame draw:style-name="gr52" draw:text-style-name="P10" draw:layer="layout" svg:width="7.549cm" svg:height="0.396cm" svg:x="7.058cm" svg:y="17.414cm">
            <draw:text-box>
              <text:p text:style-name="P9"><text:span text:style-name="T7">Zone Air Conditions “Corrector”</text:span></text:p>
            </draw:text-box>
          </draw:frame>
          <draw:frame draw:style-name="gr53" draw:text-style-name="P29" draw:layer="layout" svg:width="5.889cm" svg:height="0.748cm" svg:x="11.996cm" svg:y="16.312cm">
            <draw:text-box>
              <text:p text:style-name="P27"><text:span text:style-name="T7">Output Updates for HVAC Reporting</text:span></text:p>
            </draw:text-box>
          </draw:frame>
          <draw:frame draw:style-name="gr54" draw:text-style-name="P42" draw:layer="layout" svg:width="2.038cm" svg:height="1.142cm" svg:x="7.547cm" svg:y="15.71cm">
            <draw:text-box>
              <text:p text:style-name="P41"><text:span text:style-name="T10">HVAC</text:span></text:p>
              <text:p text:style-name="P41"><text:span text:style-name="T10">Iteration</text:span></text:p>
              <text:p text:style-name="P41"><text:span text:style-name="T10">Loop</text:span></text:p>
            </draw:text-box>
          </draw:frame>
          <draw:frame draw:style-name="gr55" draw:text-style-name="P26" draw:layer="layout" svg:width="3.816cm" svg:height="0.381cm" svg:x="13.033cm" svg:y="15.519cm">
            <draw:text-box>
              <text:p text:style-name="P40"><text:span text:style-name="T7">HVAC System models</text:span></text:p>
            </draw:text-box>
          </draw:frame>
          <draw:path draw:style-name="gr43" draw:text-style-name="P31" draw:layer="layout" svg:width="1.774cm" svg:height="0.872cm" draw:transform="skewX (-0.216944426022895) rotate (-2.07484741477086) translate (10.4838779989601cm 15.4577471725002cm)" svg:viewBox="0 0 1775 873" svg:d="M0 873c1144-8 1775-873 1775-873">
            <text:p/>
          </draw:path>
          <draw:path draw:style-name="gr43" draw:text-style-name="P31" draw:layer="layout" svg:width="1.77cm" svg:height="0.857cm" draw:transform="skewX (-0.207170582211727) rotate (1.0761700167797) translate (19.2547806756028cm 16.761173470365cm)" svg:viewBox="0 0 1771 858" svg:d="M0 858c1141 3 1771-858 1771-858">
            <text:p/>
          </draw:path>
        </draw:g>
        <draw:g>
          <draw:frame draw:style-name="gr56" draw:text-style-name="P10" draw:layer="layout" svg:width="5.721cm" svg:height="0.381cm" svg:x="7.059cm" svg:y="18.028cm">
            <draw:text-box>
              <text:p text:style-name="P9"><text:span text:style-name="T7">Zone Load “Predictor”</text:span></text:p>
            </draw:text-box>
          </draw:frame>
          <draw:frame draw:style-name="gr57" draw:text-style-name="P24" draw:layer="layout" svg:width="4.17cm" svg:height="0.381cm" svg:x="7.059cm" svg:y="18.466cm">
            <draw:text-box>
              <text:p text:style-name="P11"><text:span text:style-name="T7">Simulate HVAC</text:span></text:p>
            </draw:text-box>
          </draw:frame>
          <draw:frame draw:style-name="gr58" draw:text-style-name="P39" draw:layer="layout" svg:width="9.811cm" svg:height="0.381cm" svg:x="7.548cm" svg:y="18.905cm">
            <draw:text-box>
              <text:p text:style-name="P21"><text:span text:style-name="T7">EMS Calling Point: AfterPredictorBeforeHVACManagers</text:span></text:p>
            </draw:text-box>
          </draw:frame>
          <draw:frame draw:style-name="gr59" draw:text-style-name="P38" draw:layer="layout" svg:width="8.72cm" svg:height="0.748cm" svg:x="7.548cm" svg:y="19.342cm">
            <draw:text-box>
              <text:p text:style-name="P37"><text:span text:style-name="T7">EnergyPlus Setpoint and Availability HVAC Managers</text:span></text:p>
            </draw:text-box>
          </draw:frame>
          <draw:frame draw:style-name="gr60" draw:text-style-name="P39" draw:layer="layout" svg:width="9.441cm" svg:height="0.746cm" svg:x="7.548cm" svg:y="19.782cm">
            <draw:text-box>
              <text:p text:style-name="P21"><text:span text:style-name="T7">EMS Calling Point: AfterPredictorAfterHVACManagers</text:span></text:p>
            </draw:text-box>
          </draw:frame>
          <draw:frame draw:style-name="gr61" draw:text-style-name="P14" draw:layer="layout" svg:width="11.172cm" svg:height="0.4cm" svg:x="9.356cm" svg:y="20.22cm">
            <draw:text-box>
              <text:p text:style-name="P13"><text:span text:style-name="T7">EMS Calling Point: InsideHVACSystemIterationLoop</text:span></text:p>
            </draw:text-box>
          </draw:frame>
          <draw:frame draw:style-name="gr62" draw:text-style-name="P19" draw:layer="layout" svg:width="10.627cm" svg:height="0.748cm" svg:x="9.628cm" svg:y="21.024cm">
            <draw:text-box>
              <text:p text:style-name="P18"><text:span text:style-name="T9">EMS Calling Point: EndOfSystemTimestepBeforeHVACReporting</text:span></text:p>
            </draw:text-box>
          </draw:frame>
          <draw:frame draw:style-name="gr63" draw:text-style-name="P19" draw:layer="layout" svg:width="10.354cm" svg:height="0.748cm" svg:x="9.765cm" svg:y="21.951cm">
            <draw:text-box>
              <text:p text:style-name="P18"><text:span text:style-name="T9">EMS Calling Point: EndOfSystemTimestepAfterHVACReporting</text:span></text:p>
            </draw:text-box>
          </draw:frame>
          <draw:frame draw:style-name="gr64" draw:text-style-name="P10" draw:layer="layout" svg:width="7.549cm" svg:height="0.396cm" svg:x="7.059cm" svg:y="22.614cm">
            <draw:text-box>
              <text:p text:style-name="P9"><text:span text:style-name="T7">Zone Air Conditions “Corrector”</text:span></text:p>
            </draw:text-box>
          </draw:frame>
          <draw:frame draw:style-name="gr65" draw:text-style-name="P29" draw:layer="layout" svg:width="5.889cm" svg:height="0.748cm" svg:x="11.997cm" svg:y="21.512cm">
            <draw:text-box>
              <text:p text:style-name="P27"><text:span text:style-name="T7">Output Updates for HVAC Reporting</text:span></text:p>
            </draw:text-box>
          </draw:frame>
          <draw:frame draw:style-name="gr66" draw:text-style-name="P42" draw:layer="layout" svg:width="2.038cm" svg:height="1.142cm" svg:x="7.548cm" svg:y="20.91cm">
            <draw:text-box>
              <text:p text:style-name="P41"><text:span text:style-name="T10">HVAC</text:span></text:p>
              <text:p text:style-name="P41"><text:span text:style-name="T10">Iteration</text:span></text:p>
              <text:p text:style-name="P41"><text:span text:style-name="T10">Loop</text:span></text:p>
            </draw:text-box>
          </draw:frame>
          <draw:frame draw:style-name="gr67" draw:text-style-name="P26" draw:layer="layout" svg:width="3.816cm" svg:height="0.381cm" svg:x="13.034cm" svg:y="20.719cm">
            <draw:text-box>
              <text:p text:style-name="P40"><text:span text:style-name="T7">HVAC System models</text:span></text:p>
            </draw:text-box>
          </draw:frame>
          <draw:path draw:style-name="gr43" draw:text-style-name="P31" draw:layer="layout" svg:width="1.774cm" svg:height="0.872cm" draw:transform="skewX (-0.216944426022895) rotate (-2.07484741477086) translate (10.4848779989601cm 20.6577471725002cm)" svg:viewBox="0 0 1775 873" svg:d="M0 873c1144-8 1775-873 1775-873">
            <text:p/>
          </draw:path>
          <draw:path draw:style-name="gr43" draw:text-style-name="P31" draw:layer="layout" svg:width="1.77cm" svg:height="0.857cm" draw:transform="skewX (-0.207170582211727) rotate (1.0761700167797) translate (19.2557806756028cm 21.961173470365cm)" svg:viewBox="0 0 1771 858" svg:d="M0 858c1141 3 1771-858 1771-858">
            <text:p/>
          </draw:path>
        </draw:g>
        <draw:line draw:style-name="gr68" draw:text-style-name="P31" draw:layer="layout" svg:x1="6.697cm" svg:y1="12.812cm" svg:x2="6.697cm" svg:y2="17.792cm">
          <text:p/>
        </draw:line>
        <draw:frame draw:style-name="gr2" draw:text-style-name="P43" draw:layer="layout" svg:width="2.945cm" svg:height="0.607cm" draw:transform="rotate (1.5707963267949) translate (6.12cm 16.825cm)">
          <draw:text-box>
            <text:p><text:span text:style-name="T7">System Timestep</text:span></text:p>
          </draw:text-box>
        </draw:frame>
        <draw:frame draw:style-name="gr2" draw:text-style-name="P43" draw:layer="layout" svg:width="2.945cm" svg:height="0.607cm" draw:transform="rotate (1.5707963267949) translate (6.121cm 22.026cm)">
          <draw:text-box>
            <text:p><text:span text:style-name="T7">System Timestep</text:span></text:p>
          </draw:text-box>
        </draw:frame>
        <draw:line draw:style-name="gr68" draw:text-style-name="P31" draw:layer="layout" svg:x1="6.697cm" svg:y1="18.012cm" svg:x2="6.697cm" svg:y2="22.992cm">
          <text:p/>
        </draw:line>
        <draw:frame draw:style-name="gr1" draw:text-style-name="P5" draw:layer="layout" svg:width="14.565cm" svg:height="0.475cm" svg:x="4.381cm" svg:y="2.931cm">
          <draw:text-box>
            <text:p text:style-name="P44"><text:span text:style-name="T11">EMS Calling Point: </text:span><text:span text:style-name="T12">BeginZoneTimestepAfterInitHeatBalance</text:span></text:p>
          </draw:text-box>
        </draw:frame>
        <draw:frame draw:style-name="gr1" draw:text-style-name="P5" draw:layer="layout" svg:width="14.565cm" svg:height="0.475cm" svg:x="4.381cm" svg:y="2.181cm">
          <draw:text-box>
            <text:p text:style-name="P44"><text:span text:style-name="T11">EMS Calling Point: </text:span><text:span text:style-name="T12">BeginZoneTimestepBeforeInitHeatBalance</text:span></text:p>
          </draw:text-box>
        </draw:frame>
      </draw:page>
      <draw:page draw:name="page3" draw:style-name="dp1" draw:master-page-name="Default">
        <draw:frame draw:style-name="gr1" draw:text-style-name="P2" draw:layer="layout" svg:width="5.082cm" svg:height="0.475cm" svg:x="2.809cm" svg:y="24.812cm">
          <draw:text-box>
            <text:p text:style-name="P1">Program End</text:p>
          </draw:text-box>
        </draw:frame>
        <draw:frame draw:style-name="gr2" draw:text-style-name="P2" draw:layer="layout" svg:width="3.144cm" svg:height="0.725cm" svg:x="2.809cm" svg:y="2.497cm">
          <draw:text-box>
            <text:p text:style-name="P3"><text:span text:style-name="T1">Program Start</text:span></text:p>
          </draw:text-box>
        </draw:frame>
        <draw:frame draw:style-name="gr2" draw:text-style-name="P46" draw:layer="layout" svg:width="3.889cm" svg:height="0.725cm" svg:x="4.154cm" svg:y="3.367cm">
          <draw:text-box>
            <text:p text:style-name="P45"><text:span text:style-name="T13">Begin Input Setup</text:span></text:p>
          </draw:text-box>
        </draw:frame>
        <draw:frame draw:style-name="gr69" draw:text-style-name="P39" draw:layer="layout" svg:width="7.882cm" svg:height="0.475cm" svg:x="6.08cm" svg:y="6.914cm">
          <draw:text-box>
            <text:p text:style-name="P21">EMS Calling Point: EndOfZoneSizing</text:p>
          </draw:text-box>
        </draw:frame>
        <draw:frame draw:style-name="gr70" draw:text-style-name="P39" draw:layer="layout" svg:width="8.827cm" svg:height="0.475cm" svg:x="6.08cm" svg:y="8.485cm">
          <draw:text-box>
            <text:p text:style-name="P21">EMS Calling Point: EndOfSystemSizing</text:p>
          </draw:text-box>
        </draw:frame>
        <draw:frame draw:style-name="gr71" draw:text-style-name="P16" draw:layer="layout" svg:width="2.953cm" svg:height="1.423cm" svg:x="4.492cm" svg:y="11.412cm">
          <draw:text-box>
            <text:p text:style-name="P15">Each</text:p>
            <text:p text:style-name="P15">Environment</text:p>
            <text:p text:style-name="P15">Period</text:p>
          </draw:text-box>
        </draw:frame>
        <draw:connector draw:style-name="gr72" draw:text-style-name="P31" draw:layer="layout" draw:type="line" svg:x1="3.68cm" svg:y1="3.517cm" svg:x2="3.68cm" svg:y2="24.617cm" svg:d="M3680 3517v21100" svg:viewBox="0 0 1 21101">
          <text:p/>
        </draw:connector>
        <draw:frame draw:style-name="gr2" draw:text-style-name="P46" draw:layer="layout" svg:width="5.527cm" svg:height="0.725cm" svg:x="4.147cm" svg:y="5.095cm">
          <draw:text-box>
            <text:p text:style-name="P45"><text:span text:style-name="T13">Design Sizing Calculations</text:span></text:p>
          </draw:text-box>
        </draw:frame>
        <draw:frame draw:style-name="gr73" draw:text-style-name="P46" draw:layer="layout" svg:width="2.746cm" svg:height="0.725cm" svg:x="4.585cm" svg:y="6.004cm">
          <draw:text-box>
            <text:p text:style-name="P45"><text:span text:style-name="T13">Zone Sizing</text:span></text:p>
          </draw:text-box>
        </draw:frame>
        <draw:frame draw:style-name="gr74" draw:text-style-name="P46" draw:layer="layout" svg:width="3.19cm" svg:height="0.725cm" svg:x="4.537cm" svg:y="7.574cm">
          <draw:text-box>
            <text:p text:style-name="P45"><text:span text:style-name="T13">System Sizing</text:span></text:p>
          </draw:text-box>
        </draw:frame>
        <draw:frame draw:style-name="gr75" draw:text-style-name="P14" draw:layer="layout" svg:width="9.207cm" svg:height="0.475cm" svg:x="8.604cm" svg:y="11.147cm">
          <draw:text-box>
            <text:p text:style-name="P13">EMS Calling Point: BeginNewEnvironment</text:p>
          </draw:text-box>
        </draw:frame>
        <draw:frame draw:style-name="gr76" draw:text-style-name="P47" draw:layer="layout" svg:width="11.734cm" svg:height="0.632cm" svg:x="7.733cm" svg:y="11.774cm">
          <draw:text-box>
            <text:p><text:span text:style-name="T14">Simulate Three Timesteps </text:span><text:span text:style-name="T12">(</text:span><text:span text:style-name="T2">Timestep</text:span><text:span text:style-name="T12"> Calling Points)</text:span></text:p>
          </draw:text-box>
        </draw:frame>
        <draw:frame draw:style-name="gr77" draw:text-style-name="P16" draw:layer="layout" svg:width="11.182cm" svg:height="0.475cm" svg:x="7.813cm" svg:y="12.36cm">
          <draw:text-box>
            <text:p text:style-name="P15">(Finish out input setup and component sizing, no warmup)</text:p>
          </draw:text-box>
        </draw:frame>
        <draw:frame draw:style-name="gr2" draw:text-style-name="P49" draw:layer="layout" svg:width="5.248cm" svg:height="0.725cm" svg:x="4.175cm" svg:y="18.467cm">
          <draw:text-box>
            <text:p text:style-name="P48"><text:span text:style-name="T15">Run Periods (eg. Annual)</text:span></text:p>
          </draw:text-box>
        </draw:frame>
        <draw:frame draw:style-name="gr2" draw:text-style-name="P49" draw:layer="layout" svg:width="6.564cm" svg:height="0.725cm" svg:x="4.168cm" svg:y="13.705cm">
          <draw:text-box>
            <text:p text:style-name="P48"><text:span text:style-name="T15">Design Periods (eg. DesignDay)</text:span></text:p>
          </draw:text-box>
        </draw:frame>
        <draw:frame draw:style-name="gr2" draw:text-style-name="P49" draw:layer="layout" svg:width="3.715cm" svg:height="0.725cm" svg:x="4.161cm" svg:y="9.76cm">
          <draw:text-box>
            <text:p text:style-name="P48"><text:span text:style-name="T15">Setup Simulation</text:span></text:p>
          </draw:text-box>
        </draw:frame>
        <draw:frame draw:style-name="gr78" draw:text-style-name="P39" draw:layer="layout" svg:width="12.345cm" svg:height="0.475cm" svg:x="6.08cm" svg:y="16.976cm">
          <draw:text-box>
            <text:p text:style-name="P21">EMS Calling Point: AfterNewEnvironmentWarmUpIsComplete</text:p>
          </draw:text-box>
        </draw:frame>
        <draw:frame draw:style-name="gr79" draw:text-style-name="P39" draw:layer="layout" svg:width="8.571cm" svg:height="0.475cm" svg:x="6.08cm" svg:y="15.572cm">
          <draw:text-box>
            <text:p text:style-name="P21"><text:span text:style-name="T16">EMS Calling Point: BeginNewEnvironment</text:span></text:p>
          </draw:text-box>
        </draw:frame>
        <draw:frame draw:style-name="gr80" draw:text-style-name="P50" draw:layer="layout" svg:width="12.258cm" svg:height="0.725cm" svg:x="5.787cm" svg:y="17.642cm">
          <draw:text-box>
            <text:p text:style-name="P48"><text:span text:style-name="T15">Simulate Timesteps for Run Period </text:span><text:span text:style-name="T12">(Timestep Calling Points)</text:span></text:p>
          </draw:text-box>
        </draw:frame>
        <draw:frame draw:style-name="gr81" draw:text-style-name="P52" draw:layer="layout" svg:width="12.942cm" svg:height="0.55cm" svg:x="6.007cm" svg:y="16.236cm">
          <draw:text-box>
            <text:p text:style-name="P51"><text:span text:style-name="T14">Warm Up on Timesteps during First Day</text:span><text:span text:style-name="T15"> </text:span><text:span text:style-name="T12">(Timestep Calling Points)</text:span></text:p>
          </draw:text-box>
        </draw:frame>
        <draw:frame draw:style-name="gr82" draw:text-style-name="P50" draw:layer="layout" svg:width="6.403cm" svg:height="0.725cm" svg:x="5.827cm" svg:y="14.657cm">
          <draw:text-box>
            <text:p text:style-name="P48"><text:span text:style-name="T15">Begin New Environment Period</text:span></text:p>
          </draw:text-box>
        </draw:frame>
        <draw:frame draw:style-name="gr83" draw:text-style-name="P39" draw:layer="layout" svg:width="12.345cm" svg:height="0.475cm" svg:x="6.08cm" svg:y="21.521cm">
          <draw:text-box>
            <text:p text:style-name="P21">EMS Calling Point: AfterNewEnvironmentWarmUpIsComplete</text:p>
          </draw:text-box>
        </draw:frame>
        <draw:frame draw:style-name="gr84" draw:text-style-name="P39" draw:layer="layout" svg:width="8.571cm" svg:height="0.475cm" svg:x="6.08cm" svg:y="20.117cm">
          <draw:text-box>
            <text:p text:style-name="P21">EMS Calling Point: BeginNewEnvironment</text:p>
          </draw:text-box>
        </draw:frame>
        <draw:frame draw:style-name="gr85" draw:text-style-name="P50" draw:layer="layout" svg:width="12.258cm" svg:height="0.725cm" svg:x="5.787cm" svg:y="22.187cm">
          <draw:text-box>
            <text:p text:style-name="P48"><text:span text:style-name="T15">Simulate Timesteps for Run Period </text:span><text:span text:style-name="T12">(Timestep Calling Points)</text:span></text:p>
          </draw:text-box>
        </draw:frame>
        <draw:frame draw:style-name="gr86" draw:text-style-name="P52" draw:layer="layout" svg:width="12.942cm" svg:height="0.55cm" svg:x="6.007cm" svg:y="20.781cm">
          <draw:text-box>
            <text:p text:style-name="P51"><text:span text:style-name="T14">Warm Up on Timesteps during First Day</text:span><text:span text:style-name="T15"> </text:span><text:span text:style-name="T12">(Timestep Calling Points)</text:span></text:p>
          </draw:text-box>
        </draw:frame>
        <draw:frame draw:style-name="gr87" draw:text-style-name="P50" draw:layer="layout" svg:width="6.403cm" svg:height="0.725cm" svg:x="5.827cm" svg:y="19.202cm">
          <draw:text-box>
            <text:p text:style-name="P48"><text:span text:style-name="T15">Begin New Environment Period</text:span></text:p>
          </draw:text-box>
        </draw:frame>
        <draw:path draw:style-name="gr88" draw:text-style-name="P31" draw:layer="layout" svg:width="1.346cm" svg:height="1.346cm" draw:transform="rotate (-0.785398163397448) translate (7.71999999945062cm 11.1409999994506cm)" svg:viewBox="0 0 1347 1347" svg:d="M1347 1347c-1348 0-1347-1347-1347-1347">
          <text:p/>
        </draw:path>
        <draw:path draw:style-name="gr89" draw:text-style-name="P31" draw:layer="layout" svg:width="1.346cm" svg:height="1.346cm" draw:transform="rotate (2.35619449019234) translate (19.0780000005494cm 13.0580000005494cm)" svg:viewBox="0 0 1347 1347" svg:d="M1347 1347c-1348 0-1347-1347-1347-1347">
          <text:p/>
        </draw:path>
        <draw:frame draw:style-name="gr90" draw:text-style-name="P39" draw:layer="layout" svg:width="11.112cm" svg:height="0.634cm" svg:x="6.08cm" svg:y="4.276cm">
          <draw:text-box>
            <text:p text:style-name="P21"><text:span text:style-name="T12">EMS Calling Point: </text:span><text:span text:style-name="T11">AfterComponentInputReadI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MRoman12-Regular-Identity-H" svg:font-family="LMRoman12-Regular-Identity-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5T11:02:40.113000000</meta:creation-date>
    <dc:date>2020-09-16T10:55:52.946000000</dc:date>
    <meta:editing-duration>PT1M24S</meta:editing-duration>
    <meta:editing-cycles>1</meta:editing-cycles>
    <meta:generator>LibreOffice/7.0.1.2$Windows_X86_64 LibreOffice_project/7cbcfc562f6eb6708b5ff7d7397325de9e764452</meta:generator>
    <meta:document-statistic meta:object-count="131"/>
  </office:meta>
</office:document-meta>
</file>